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9fff2" officeooo:paragraph-rsid="0009fff2"/>
    </style:style>
    <style:style style:name="P2" style:family="paragraph" style:parent-style-name="Preformatted_20_Text">
      <style:text-properties fo:font-size="18pt" officeooo:rsid="0009fff2" officeooo:paragraph-rsid="0009fff2" style:font-size-asian="18pt" style:font-size-complex="18pt"/>
    </style:style>
    <style:style style:name="P3" style:family="paragraph" style:parent-style-name="Preformatted_20_Text">
      <style:text-properties fo:font-size="18pt" officeooo:rsid="000b9d5e" officeooo:paragraph-rsid="000b9d5e" style:font-size-asian="18pt" style:font-size-complex="18pt"/>
    </style:style>
    <style:style style:name="P4" style:family="paragraph" style:parent-style-name="Preformatted_20_Text">
      <style:text-properties fo:font-size="18pt" officeooo:rsid="000b9d5e" officeooo:paragraph-rsid="0009fff2" style:font-size-asian="18pt" style:font-size-complex="18pt"/>
    </style:style>
    <style:style style:name="P5" style:family="paragraph" style:parent-style-name="Preformatted_20_Text">
      <style:text-properties fo:font-size="24pt" officeooo:rsid="0009fff2" officeooo:paragraph-rsid="0009fff2" style:font-size-asian="24pt" style:font-size-complex="24pt"/>
    </style:style>
    <style:style style:name="P6" style:family="paragraph" style:parent-style-name="Preformatted_20_Text">
      <style:text-properties officeooo:paragraph-rsid="000ae5bf"/>
    </style:style>
    <style:style style:name="P7" style:family="paragraph" style:parent-style-name="Preformatted_20_Text">
      <style:text-properties fo:font-size="12pt" officeooo:rsid="0009fff2" officeooo:paragraph-rsid="000ae5bf" style:font-size-asian="12pt" style:font-size-complex="12pt"/>
    </style:style>
    <style:style style:name="P8" style:family="paragraph" style:parent-style-name="Preformatted_20_Text">
      <style:text-properties fo:font-size="12pt" officeooo:rsid="0009fff2" officeooo:paragraph-rsid="0009fff2" style:font-size-asian="12pt" style:font-size-complex="12pt"/>
    </style:style>
    <style:style style:name="P9" style:family="paragraph" style:parent-style-name="Preformatted_20_Text">
      <style:text-properties fo:font-size="12pt" officeooo:rsid="0009fff2" officeooo:paragraph-rsid="000aeceb" style:font-size-asian="12pt" style:font-size-complex="12pt"/>
    </style:style>
    <style:style style:name="P10" style:family="paragraph" style:parent-style-name="Preformatted_20_Text">
      <style:text-properties fo:font-size="12pt" officeooo:rsid="000b9d5e" officeooo:paragraph-rsid="000b9d5e" style:font-size-asian="10.5pt" style:font-size-complex="12pt"/>
    </style:style>
    <style:style style:name="P11" style:family="paragraph" style:parent-style-name="Preformatted_20_Text">
      <style:text-properties officeooo:paragraph-rsid="000b9d5e"/>
    </style:style>
    <style:style style:name="T1" style:family="text">
      <style:text-properties fo:font-size="12pt" officeooo:rsid="0009fff2" style:font-size-asian="12pt" style:font-size-complex="12pt"/>
    </style:style>
    <style:style style:name="T2" style:family="text">
      <style:text-properties fo:font-size="12pt" officeooo:rsid="000b9d5e" style:font-size-asian="12pt" style:font-size-complex="12pt"/>
    </style:style>
    <style:style style:name="T3" style:family="text">
      <style:text-properties officeooo:rsid="000ae5bf"/>
    </style:style>
    <style:style style:name="T4" style:family="text">
      <style:text-properties officeooo:rsid="000aeceb"/>
    </style:style>
    <style:style style:name="T5" style:family="text">
      <style:text-properties officeooo:rsid="000b9d5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chine Learning and Data Science Projects</text:p>
      <text:p text:style-name="P1">Richard Corrado </text:p>
      <text:p text:style-name="P1"><text:a xlink:type="simple" xlink:href="mailto:richcorrado@gmail" text:style-name="Internet_20_link" text:visited-style-name="Visited_20_Internet_20_Link">richcorrado@gmail</text:a> </text:p>
      <text:p text:style-name="P1"><text:a xlink:type="simple" xlink:href="https://richcorrado.github.io/" text:style-name="Internet_20_link" text:visited-style-name="Visited_20_Internet_20_Link">https://richcorrado.github.io/</text:a></text:p>
      <text:p text:style-name="P1"><text:a xlink:type="simple" xlink:href="https://github.com/richcorrado" text:style-name="Internet_20_link" text:visited-style-name="Visited_20_Internet_20_Link">https://github.com/richcorrado</text:a></text:p>
      <text:p text:style-name="P4"/>
      <text:p text:style-name="P1"/>
      <text:p text:style-name="P2"><text:bookmark-start text:name="__DdeLink__648_969535059"/>Kaggle <text:span text:style-name="T3">C</text:span>ompetition<text:span text:style-name="T3">s</text:span><text:bookmark-end text:name="__DdeLink__648_969535059"/></text:p>
      <text:p text:style-name="P2"/>
      <text:p text:style-name="P6"><text:span text:style-name="T1">House Prices: </text:span><text:a xlink:type="simple" xlink:href="http://richcorrado.github.io/houseprices-overview.html" text:style-name="Internet_20_link" text:visited-style-name="Visited_20_Internet_20_Link"><text:span text:style-name="T1">overview</text:span></text:a><text:span text:style-name="T1">, </text:span><text:a xlink:type="simple" xlink:href="https://github.com/richcorrado/Housing-Prices-ART" text:style-name="Internet_20_link" text:visited-style-name="Visited_20_Internet_20_Link"><text:span text:style-name="T1">repo</text:span></text:a></text:p>
      <text:p text:style-name="P7"/>
      <text:p text:style-name="P7"/>
      <text:p text:style-name="P8"/>
      <text:p text:style-name="P2"><text:bookmark-start text:name="__DdeLink__650_969535059"/>Fat Cat Machine Learning Study and Projects<text:bookmark-end text:name="__DdeLink__650_969535059"/></text:p>
      <text:p text:style-name="P2"/>
      <text:p text:style-name="P8">MNIST digit overview: <text:a xlink:type="simple" xlink:href="https://richcorrado.github.io/MNIST_Digits-overview.html" text:style-name="Internet_20_link" text:visited-style-name="Visited_20_Internet_20_Link">html</text:a>, <text:a xlink:type="simple" xlink:href="https://github.com/richcorrado/MNIST-digits" text:style-name="Internet_20_link" text:visited-style-name="Visited_20_Internet_20_Link">repo</text:a></text:p>
      <text:p text:style-name="P8"/>
      <text:p text:style-name="P11"><text:span text:style-name="T2">Logistic Regression/Neural Net Classification: </text:span><text:a xlink:type="simple" xlink:href="https://richcorrado.github.io/logistic.pdf" text:style-name="Internet_20_link" text:visited-style-name="Visited_20_Internet_20_Link"><text:span text:style-name="T2">pdf slides</text:span></text:a></text:p>
      <text:p text:style-name="P8"/>
      <text:p text:style-name="P9">MNIST digit<text:span text:style-name="T4">s with TensorFlow</text:span>: <text:s/><text:a xlink:type="simple" xlink:href="https://github.com/richcorrado/MNIST-digits" text:style-name="Internet_20_link" text:visited-style-name="Visited_20_Internet_20_Link">repo</text:a></text:p>
      <text:p text:style-name="P9"/>
      <text:p text:style-name="P9"/>
      <text:p text:style-name="P3"/>
      <text:p text:style-name="P3"/>
      <text:p text:style-name="P3"/>
      <text:p text:style-name="P3">Physics Publications</text:p>
      <text:p text:style-name="P3"/>
      <text:p text:style-name="P11"><text:a xlink:type="simple" xlink:href="http://inspirehep.net/search?p=f+a+corrado,+richard" text:style-name="Internet_20_link" text:visited-style-name="Visited_20_Internet_20_Link"><text:span text:style-name="T5">List at inSPIRE HEP database</text:span></text:a></text:p>
      <text:p text:style-name="P10"/>
      <text:p text:style-name="P3"/>
      <text:p text:style-name="P2"/>
      <text:p text:style-name="P1"/>
      <text:p text:style-name="P1"/>
      <text:p text:style-name="P1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3:52:26.887279039</dc:date>
    <meta:editing-duration>PT24M42S</meta:editing-duration>
    <meta:editing-cycles>11</meta:editing-cycles>
    <meta:generator>LibreOffice/5.2.6.2$Linux_X86_64 LibreOffice_project/20$Build-2</meta:generator>
    <meta:document-statistic meta:table-count="0" meta:image-count="0" meta:object-count="0" meta:page-count="1" meta:paragraph-count="14" meta:word-count="47" meta:character-count="399" meta:non-whitespace-character-count="361"/>
  </office:meta>
</office:document-meta>
</file>